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fo:font-style="normal" fo:font-weight="normal" officeooo:paragraph-rsid="002a4af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1pt" fo:font-weight="normal" officeooo:paragraph-rsid="002c53c3" style:font-name="arial" style:font-size-asian="11pt" style:font-size-complex="11pt" style:font-weight-asian="normal" style:font-weight-complex="normal" style:text-underline-style="none"/>
    </style:style>
    <style:style style:family="paragraph" style:name="P3" style:parent-style-name="UrbanBody">
      <style:text-properties fo:font-size="9pt" officeooo:paragraph-rsid="00102799" style:font-name="arial" style:font-size-asian="9pt" style:font-size-complex="9pt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text-properties fo:font-size="11pt" officeooo:paragraph-rsid="00102799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2a4af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Title">
      <style:text-properties fo:font-size="14pt" fo:text-transform="uppercase" style:font-name="Arial" style:font-size-asian="14pt" style:font-size-complex="14pt" style:text-underline-style="none"/>
    </style:style>
    <style:style style:family="paragraph" style:name="P9" style:parent-style-name="Standard">
      <style:text-properties fo:font-size="14pt" fo:font-weight="bold" officeooo:paragraph-rsid="002a4af0" officeooo:rsid="00118f83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2a4af0" style:font-name="Arial" style:font-size-asian="11pt" style:font-size-complex="11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a4af0" style:font-name="Arial" style:font-size-asian="10pt" style:font-size-complex="10pt"/>
    </style:style>
    <style:style style:family="paragraph" style:name="P12" style:parent-style-name="Frame_20_contents">
      <style:paragraph-properties fo:text-align="start" style:justify-single-word="false"/>
      <style:text-properties fo:font-size="11pt" fo:font-style="normal" fo:font-weight="normal" officeooo:paragraph-rsid="002c53c3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3" style:parent-style-name="UrbanBody">
      <style:text-properties fo:font-size="9pt" style:font-name="arial" style:font-size-asian="9pt" style:font-size-complex="9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officeooo:rsid="001a47c4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officeooo:rsid="000db482"/>
    </style:style>
    <style:style style:family="text" style:name="T7">
      <style:text-properties officeooo:rsid="000e5408"/>
    </style:style>
    <style:style style:family="text" style:name="T8">
      <style:text-properties officeooo:rsid="00362119"/>
    </style:style>
    <style:style style:family="text" style:name="T9">
      <style:text-properties officeooo:rsid="001492a9"/>
    </style:style>
    <style:style style:family="text" style:name="T10">
      <style:text-properties fo:background-color="#ffff00" fo:color="#800000" loext:char-shading-value="0" officeooo:rsid="001492a9"/>
    </style:style>
    <style:style style:family="text" style:name="T11">
      <style:text-properties fo:background-color="#ffff00" fo:color="#800000" fo:font-weight="normal" loext:char-shading-value="0" officeooo:rsid="0017fc47" style:font-weight-asian="normal" style:font-weight-complex="norm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4">do text</text:p><text:p text:style-name="P14">from document(at=header, format='odt')</text:p></office:annotation><text:span text:style-name="T3">Import depuis header.odt</text:span></text:p>
          </table:table-cell>
          <table:table-cell office:value-type="string" table:style-name="Tableau1.A1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<text:span text:style-name="T1"><text:conditional-text text:condition="ooow:&quot;view.do_mailing()&quot;" text:string-value-if-false="" text:string-value-if-true="&quot;mailed_data.firstname&quot;">mailed_data.firstname</text:conditional-text></text:span><text:span text:style-name="T1"><text:s/></text:span><text:span text:style-name="T1"><text:conditional-text text:condition="ooow:&quot;view.do_mailing()&quot;" text:string-value-if-false="" text:string-value-if-true="&quot;mailed_data.name&quot;">mailed_data.name</text:conditional-text></text:span><text:span text:style-name="T1"><text:line-break/></text:span><text:span text:style-name="T1"><text:conditional-text text:condition="ooow:&quot;view.do_mailing()&quot;" text:string-value-if-false="" text:string-value-if-true="&quot;mailed_data.street&quot;">mailed_data.street</text:conditional-text></text:span><text:span text:style-name="T1">, </text:span><text:span text:style-name="T1"><text:conditional-text text:condition="ooow:&quot;view.do_mailing()&quot;" text:string-value-if-false="" text:string-value-if-true="&quot;mailed_data.number&quot;">mailed_data.number</text:conditional-text></text:span></text:p>
            <text:p text:style-name="P12"><text:conditional-text text:condition="ooow:&quot;view.do_mailing()&quot;" text:string-value-if-false="" text:string-value-if-true="&quot;mailed_data.adr1&quot;">mailed_data.adr1</text:conditional-text></text:p>
          </table:table-cell>
        </table:table-row>
      </table:table>
      <text:p text:style-name="P9"/>
      <text:p text:style-name="P8">Enquête publique : ACCUSÉ DE RÉCEPTION</text:p>
      <text:p text:style-name="P13"/>
      <text:p text:style-name="P13"/>
      <text:p text:style-name="P4"><office:annotation><dc:creator>Gauthier Bastien</dc:creator><dc:date>2011-02-16T16:12:24</dc:date><text:p text:style-name="P14">do text if self.hasMultipleApplicants()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4">do text if self.hasSingleApplicant()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/text:p>
      <text:p text:style-name="P5"><text:span text:style-name="T4">Référence cadastrale</text:span> : <text:text-input text:description="Parcelles">licence_view.get_parcels()</text:text-input></text:p>
      <text:p text:style-name="P4"/>
      <text:p text:style-name="P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4"/>
      <text:p text:style-name="P6">Nous accusons bonne réception de votre courrier, <text:span text:style-name="T10">DATE</text:span>, reçu dans le cadre de l'enquête publique concernant la demande de permis d'urbanis<text:span text:style-name="T7">ation</text:span>, introduite par <text:text-input text:description="Demandeurs">self.getApplicantsSignaletic(withaddress=True)</text:text-input><text:s/></text:p>
      <text:p text:style-name="P6"/>
      <text:p text:style-name="P6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6"/>
      <text:p text:style-name="P6">L'avis d'urbanisme annonçant la publicité <text:span text:style-name="T6">ont été</text:span> affichés du <text:span text:style-name="T9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6"/>
      <text:p text:style-name="P6">Les avis d'enquêtes ont été distribués aux occupants des immeubles situés dans un rayon de 50 mètres, à partir des limites de la parcelle.</text:p>
      <text:p text:style-name="P6"/>
      <text:p text:style-name="P6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6"/>
      <text:p text:style-name="P6">Nous ne manquerons pas de vous informer du suivi de ce dossier.</text:p>
      <text:p text:style-name="P6"/>
      <text:p text:style-name="P6">Pour tout renseignement complémentaire, relatif à l'instruction de ce dossier, nous vous invitons à <text:span text:style-name="T5">contacter </text:span><text:span text:style-name="T11">ADRESSE – BUREAU DE CONTACT</text:span><text:span text:style-name="T5">.</text:span>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4">do text</text:p><text:p text:style-name="P14">from document(at=signatures, format='odt')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34:11.913366896</dc:date>
    <dc:language>fr-FR</dc:language>
    <meta:editing-cycles>188</meta:editing-cycles>
    <meta:editing-duration>P2DT8H32M40S</meta:editing-duration>
    <meta:document-statistic meta:table-count="1" meta:image-count="0" meta:object-count="0" meta:page-count="1" meta:paragraph-count="20" meta:word-count="225" meta:character-count="1711" meta:non-whitespace-character-count="1531"/>
    <meta:user-defined meta:name="Info 1"/>
    <meta:user-defined meta:name="Info 2"/>
    <meta:user-defined meta:name="Info 3"/>
    <meta:user-defined meta:name="Info 4"/>
  </office:meta>
</office:document-meta>
</file>